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1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688cm"/>
    </style:style>
    <style:style style:name="co5" style:family="table-column">
      <style:table-column-properties fo:break-before="auto" style:column-width="2.8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36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Excel_20_Built-in_20_Percent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3"/>
        <table:table-column table:style-name="co3" table:default-cell-style-name="ce5"/>
        <table:table-column table:style-name="co4" table:default-cell-style-name="ce7"/>
        <table:table-column table:style-name="co1" table:default-cell-style-name="ce9"/>
        <table:table-column table:style-name="co5" table:default-cell-style-name="ce7"/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Nombre y Apellido <text:s text:c="2"/></text:p>
          </table:table-cell>
          <table:table-cell table:style-name="ce1" office:value-type="string" calcext:value-type="string">
            <text:p><text:s/>Altura </text:p>
          </table:table-cell>
          <table:table-cell table:style-name="ce1" office:value-type="string" calcext:value-type="string">
            <text:p>Fecha Nac</text:p>
          </table:table-cell>
          <table:table-cell table:style-name="ce1" office:value-type="string" calcext:value-type="string">
            <text:p>Sueldo</text:p>
          </table:table-cell>
          <table:table-cell table:style-name="ce1" office:value-type="string" calcext:value-type="string">
            <text:p>% premio</text:p>
          </table:table-cell>
          <table:table-cell table:style-name="ce1" office:value-type="string" calcext:value-type="string">
            <text:p>sueldo a cobrar</text:p>
          </table:table-cell>
        </table:table-row>
        <table:table-row table:style-name="ro2">
          <table:table-cell/>
          <table:table-cell office:value-type="string" calcext:value-type="string">
            <text:p>Juanita Delgado</text:p>
          </table:table-cell>
          <table:table-cell table:formula="of:=RANDBETWEEN(150;200)" office:value-type="float" office:value="159" calcext:value-type="float">
            <text:p>159,00</text:p>
          </table:table-cell>
          <table:table-cell table:formula="of:=DATE(RANDBETWEEN(2018;2021);RANDBETWEEN(1;12); RANDBETWEEN(1;31))" office:value-type="date" office:date-value="2019-12-11" calcext:value-type="date">
            <text:p>11/12/2019</text:p>
          </table:table-cell>
          <table:table-cell table:formula="of:=RANDBETWEEN(100000;350000)" office:value-type="float" office:value="137655" calcext:value-type="float">
            <text:p><text:s/>$ 137.655,00 </text:p>
          </table:table-cell>
          <table:table-cell table:formula="of:=RANDBETWEEN(10;50)" office:value-type="float" office:value="46" calcext:value-type="float">
            <text:p>46</text:p>
          </table:table-cell>
          <table:table-cell table:formula="of:=([.E4]*[.F4]/100)+[.E4]" office:value-type="float" office:value="200976.3" calcext:value-type="float">
            <text:p><text:s/>$ 200.976,30 </text:p>
          </table:table-cell>
        </table:table-row>
        <table:table-row table:style-name="ro2">
          <table:table-cell/>
          <table:table-cell office:value-type="string" calcext:value-type="string">
            <text:p>Ricardo Fredrick</text:p>
          </table:table-cell>
          <table:table-cell table:formula="of:=RANDBETWEEN(150;200)" office:value-type="float" office:value="183" calcext:value-type="float">
            <text:p>183,00</text:p>
          </table:table-cell>
          <table:table-cell table:formula="of:=DATE(RANDBETWEEN(2018;2021);RANDBETWEEN(1;12); RANDBETWEEN(1;31))" office:value-type="date" office:date-value="2019-02-01" calcext:value-type="date">
            <text:p>01/02/2019</text:p>
          </table:table-cell>
          <table:table-cell table:formula="of:=RANDBETWEEN(100000;350000)" office:value-type="float" office:value="193120" calcext:value-type="float">
            <text:p><text:s/>$ 193.120,00 </text:p>
          </table:table-cell>
          <table:table-cell table:formula="of:=RANDBETWEEN(10;50)" office:value-type="float" office:value="10" calcext:value-type="float">
            <text:p>10</text:p>
          </table:table-cell>
          <table:table-cell table:formula="of:=([.E5]*[.F5]/100)+[.E5]" office:value-type="float" office:value="212432" calcext:value-type="float">
            <text:p><text:s/>$ 212.432,00 </text:p>
          </table:table-cell>
        </table:table-row>
        <table:table-row table:style-name="ro2">
          <table:table-cell/>
          <table:table-cell office:value-type="string" calcext:value-type="string">
            <text:p>Salvadore González</text:p>
          </table:table-cell>
          <table:table-cell table:formula="of:=RANDBETWEEN(150;200)" office:value-type="float" office:value="196" calcext:value-type="float">
            <text:p>196,00</text:p>
          </table:table-cell>
          <table:table-cell table:formula="of:=DATE(RANDBETWEEN(2018;2021);RANDBETWEEN(1;12); RANDBETWEEN(1;31))" office:value-type="date" office:date-value="2020-09-26" calcext:value-type="date">
            <text:p>26/09/2020</text:p>
          </table:table-cell>
          <table:table-cell table:formula="of:=RANDBETWEEN(100000;350000)" office:value-type="float" office:value="236626" calcext:value-type="float">
            <text:p><text:s/>$ 236.626,00 </text:p>
          </table:table-cell>
          <table:table-cell table:formula="of:=RANDBETWEEN(10;50)" office:value-type="float" office:value="39" calcext:value-type="float">
            <text:p>39</text:p>
          </table:table-cell>
          <table:table-cell table:formula="of:=([.E6]*[.F6]/100)+[.E6]" office:value-type="float" office:value="328910.14" calcext:value-type="float">
            <text:p><text:s/>$ 328.910,14 </text:p>
          </table:table-cell>
        </table:table-row>
        <table:table-row table:style-name="ro2">
          <table:table-cell/>
          <table:table-cell office:value-type="string" calcext:value-type="string">
            <text:p>Jovano Suárez</text:p>
          </table:table-cell>
          <table:table-cell table:formula="of:=RANDBETWEEN(150;200)" office:value-type="float" office:value="151" calcext:value-type="float">
            <text:p>151,00</text:p>
          </table:table-cell>
          <table:table-cell table:formula="of:=DATE(RANDBETWEEN(2018;2021);RANDBETWEEN(1;12); RANDBETWEEN(1;31))" office:value-type="date" office:date-value="2021-07-19" calcext:value-type="date">
            <text:p>19/07/2021</text:p>
          </table:table-cell>
          <table:table-cell table:formula="of:=RANDBETWEEN(100000;350000)" office:value-type="float" office:value="292410" calcext:value-type="float">
            <text:p><text:s/>$ 292.410,00 </text:p>
          </table:table-cell>
          <table:table-cell table:formula="of:=RANDBETWEEN(10;50)" office:value-type="float" office:value="45" calcext:value-type="float">
            <text:p>45</text:p>
          </table:table-cell>
          <table:table-cell table:formula="of:=([.E7]*[.F7]/100)+[.E7]" office:value-type="float" office:value="423994.5" calcext:value-type="float">
            <text:p><text:s/>$ 423.994,50 </text:p>
          </table:table-cell>
        </table:table-row>
        <table:table-row table:style-name="ro2">
          <table:table-cell/>
          <table:table-cell office:value-type="string" calcext:value-type="string">
            <text:p>Ana Martinez</text:p>
          </table:table-cell>
          <table:table-cell table:formula="of:=RANDBETWEEN(150;200)" office:value-type="float" office:value="183" calcext:value-type="float">
            <text:p>183,00</text:p>
          </table:table-cell>
          <table:table-cell table:formula="of:=DATE(RANDBETWEEN(2018;2021);RANDBETWEEN(1;12); RANDBETWEEN(1;31))" office:value-type="date" office:date-value="2019-01-30" calcext:value-type="date">
            <text:p>30/01/2019</text:p>
          </table:table-cell>
          <table:table-cell table:formula="of:=RANDBETWEEN(100000;350000)" office:value-type="float" office:value="265959" calcext:value-type="float">
            <text:p><text:s/>$ 265.959,00 </text:p>
          </table:table-cell>
          <table:table-cell table:formula="of:=RANDBETWEEN(10;50)" office:value-type="float" office:value="35" calcext:value-type="float">
            <text:p>35</text:p>
          </table:table-cell>
          <table:table-cell table:formula="of:=([.E8]*[.F8]/100)+[.E8]" office:value-type="float" office:value="359044.65" calcext:value-type="float">
            <text:p><text:s/>$ 359.044,65 </text:p>
          </table:table-cell>
        </table:table-row>
        <table:table-row table:style-name="ro2">
          <table:table-cell/>
          <table:table-cell office:value-type="string" calcext:value-type="string">
            <text:p>Agata Escarra</text:p>
          </table:table-cell>
          <table:table-cell table:formula="of:=RANDBETWEEN(150;200)" office:value-type="float" office:value="185" calcext:value-type="float">
            <text:p>185,00</text:p>
          </table:table-cell>
          <table:table-cell table:formula="of:=DATE(RANDBETWEEN(2018;2021);RANDBETWEEN(1;12); RANDBETWEEN(1;31))" office:value-type="date" office:date-value="2020-07-10" calcext:value-type="date">
            <text:p>10/07/2020</text:p>
          </table:table-cell>
          <table:table-cell table:formula="of:=RANDBETWEEN(100000;350000)" office:value-type="float" office:value="108092" calcext:value-type="float">
            <text:p><text:s/>$ 108.092,00 </text:p>
          </table:table-cell>
          <table:table-cell table:formula="of:=RANDBETWEEN(10;50)" office:value-type="float" office:value="16" calcext:value-type="float">
            <text:p>16</text:p>
          </table:table-cell>
          <table:table-cell table:formula="of:=([.E9]*[.F9]/100)+[.E9]" office:value-type="float" office:value="125386.72" calcext:value-type="float">
            <text:p><text:s/>$ 125.386,72 </text:p>
          </table:table-cell>
        </table:table-row>
        <table:table-row table:style-name="ro2">
          <table:table-cell/>
          <table:table-cell office:value-type="string" calcext:value-type="string">
            <text:p>Fortuna Iglesias</text:p>
          </table:table-cell>
          <table:table-cell table:formula="of:=RANDBETWEEN(150;200)" office:value-type="float" office:value="154" calcext:value-type="float">
            <text:p>154,00</text:p>
          </table:table-cell>
          <table:table-cell table:formula="of:=DATE(RANDBETWEEN(2018;2021);RANDBETWEEN(1;12); RANDBETWEEN(1;31))" office:value-type="date" office:date-value="2018-05-28" calcext:value-type="date">
            <text:p>28/05/2018</text:p>
          </table:table-cell>
          <table:table-cell table:formula="of:=RANDBETWEEN(100000;350000)" office:value-type="float" office:value="334267" calcext:value-type="float">
            <text:p><text:s/>$ 334.267,00 </text:p>
          </table:table-cell>
          <table:table-cell table:formula="of:=RANDBETWEEN(10;50)" office:value-type="float" office:value="48" calcext:value-type="float">
            <text:p>48</text:p>
          </table:table-cell>
          <table:table-cell table:formula="of:=([.E10]*[.F10]/100)+[.E10]" office:value-type="float" office:value="494715.16" calcext:value-type="float">
            <text:p><text:s/>$ 494.715,16 </text:p>
          </table:table-cell>
        </table:table-row>
        <table:table-row table:style-name="ro2">
          <table:table-cell/>
          <table:table-cell office:value-type="string" calcext:value-type="string">
            <text:p>Nereida Cortez</text:p>
          </table:table-cell>
          <table:table-cell table:formula="of:=RANDBETWEEN(150;200)" office:value-type="float" office:value="154" calcext:value-type="float">
            <text:p>154,00</text:p>
          </table:table-cell>
          <table:table-cell table:formula="of:=DATE(RANDBETWEEN(2018;2021);RANDBETWEEN(1;12); RANDBETWEEN(1;31))" office:value-type="date" office:date-value="2021-02-17" calcext:value-type="date">
            <text:p>17/02/2021</text:p>
          </table:table-cell>
          <table:table-cell table:formula="of:=RANDBETWEEN(100000;350000)" office:value-type="float" office:value="170345" calcext:value-type="float">
            <text:p><text:s/>$ 170.345,00 </text:p>
          </table:table-cell>
          <table:table-cell table:formula="of:=RANDBETWEEN(10;50)" office:value-type="float" office:value="46" calcext:value-type="float">
            <text:p>46</text:p>
          </table:table-cell>
          <table:table-cell table:formula="of:=([.E11]*[.F11]/100)+[.E11]" office:value-type="float" office:value="248703.7" calcext:value-type="float">
            <text:p><text:s/>$ 248.703,70 </text:p>
          </table:table-cell>
        </table:table-row>
        <table:table-row table:style-name="ro2">
          <table:table-cell/>
          <table:table-cell office:value-type="string" calcext:value-type="string">
            <text:p>Catalin Rodriguez</text:p>
          </table:table-cell>
          <table:table-cell table:formula="of:=RANDBETWEEN(150;200)" office:value-type="float" office:value="188" calcext:value-type="float">
            <text:p>188,00</text:p>
          </table:table-cell>
          <table:table-cell table:formula="of:=DATE(RANDBETWEEN(2018;2021);RANDBETWEEN(1;12); RANDBETWEEN(1;31))" office:value-type="date" office:date-value="2021-04-07" calcext:value-type="date">
            <text:p>07/04/2021</text:p>
          </table:table-cell>
          <table:table-cell table:formula="of:=RANDBETWEEN(100000;350000)" office:value-type="float" office:value="182640" calcext:value-type="float">
            <text:p><text:s/>$ 182.640,00 </text:p>
          </table:table-cell>
          <table:table-cell table:formula="of:=RANDBETWEEN(10;50)" office:value-type="float" office:value="43" calcext:value-type="float">
            <text:p>43</text:p>
          </table:table-cell>
          <table:table-cell table:formula="of:=([.E12]*[.F12]/100)+[.E12]" office:value-type="float" office:value="261175.2" calcext:value-type="float">
            <text:p><text:s/>$ 261.175,20 </text:p>
          </table:table-cell>
        </table:table-row>
        <table:table-row table:style-name="ro2">
          <table:table-cell/>
          <table:table-cell office:value-type="string" calcext:value-type="string">
            <text:p>Ysabelle Juárez</text:p>
          </table:table-cell>
          <table:table-cell table:formula="of:=RANDBETWEEN(150;200)" office:value-type="float" office:value="190" calcext:value-type="float">
            <text:p>190,00</text:p>
          </table:table-cell>
          <table:table-cell table:formula="of:=DATE(RANDBETWEEN(2018;2021);RANDBETWEEN(1;12); RANDBETWEEN(1;31))" office:value-type="date" office:date-value="2018-01-28" calcext:value-type="date">
            <text:p>28/01/2018</text:p>
          </table:table-cell>
          <table:table-cell table:formula="of:=RANDBETWEEN(100000;350000)" office:value-type="float" office:value="261152" calcext:value-type="float">
            <text:p><text:s/>$ 261.152,00 </text:p>
          </table:table-cell>
          <table:table-cell table:formula="of:=RANDBETWEEN(10;50)" office:value-type="float" office:value="24" calcext:value-type="float">
            <text:p>24</text:p>
          </table:table-cell>
          <table:table-cell table:formula="of:=([.E13]*[.F13]/100)+[.E13]" office:value-type="float" office:value="323828.48" calcext:value-type="float">
            <text:p><text:s/>$ 323.828,48 </text:p>
          </table:table-cell>
        </table:table-row>
        <table:table-row table:style-name="ro2">
          <table:table-cell/>
          <table:table-cell table:style-name="ce2" office:value-type="string" calcext:value-type="string">
            <text:p>Promedio Alturas</text:p>
          </table:table-cell>
          <table:table-cell table:style-name="ce4" table:formula="of:=AVERAGE([.C4:.C13])" office:value-type="float" office:value="174.3" calcext:value-type="float">
            <text:p>174,30</text:p>
          </table:table-cell>
          <table:table-cell table:style-name="ce6"/>
          <table:table-cell table:style-name="ce8" table:number-columns-repeated="3"/>
        </table:table-row>
        <table:table-row table:style-name="ro2">
          <table:table-cell/>
          <table:table-cell office:value-type="string" calcext:value-type="string">
            <text:p>Altura max</text:p>
          </table:table-cell>
          <table:table-cell table:style-name="ce4" table:formula="of:=MAX([.C4:.C13])" office:value-type="float" office:value="196" calcext:value-type="float">
            <text:p>196,00</text:p>
          </table:table-cell>
          <table:table-cell table:style-name="ce6"/>
          <table:table-cell table:style-name="ce8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23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3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3T12:46:30.666000000</meta:creation-date>
    <dc:date>2023-09-13T12:47:31.880000000</dc:date>
    <meta:editing-duration>PT1M2S</meta:editing-duration>
    <meta:editing-cycles>1</meta:editing-cycles>
    <meta:document-statistic meta:table-count="1" meta:cell-count="70" meta:object-count="0"/>
    <meta:generator>LibreOffice/7.4.2.3$Windows_x86 LibreOffice_project/382eef1f22670f7f4118c8c2dd222ec7ad009daf</meta:generator>
  </office:meta>
</office:document-meta>
</file>